
<file path=META-INF/manifest.xml><?xml version="1.0" encoding="utf-8"?>
<manifest:manifest xmlns:manifest="urn:oasis:names:tc:opendocument:xmlns:manifest:1.0">
  <manifest:file-entry manifest:full-path="/" manifest:media-type="application/vnd.oasis.opendocument.text"/>
  <manifest:file-entry manifest:full-path="styles.xml" manifest:media-type="text/xml"/>
  <manifest:file-entry manifest:full-path="content.xml" manifest:media-type="text/xml"/>
  <manifest:file-entry manifest:full-path="Pictures/" manifest:media-type=""/>
</manifest:manifest>
</file>

<file path=content.xml><?xml version="1.0" encoding="utf-8"?>
<office:document-content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xlink="http://www.w3.org/1999/xlink" office:version="1.0">
  <office:font-face-decls>
    <style:font-face style:name="F0" svg:font-family="DejaVu Serif" style:font-family-generic="roman"/>
    <style:font-face style:name="F1" svg:font-family="DejaVu Sans" style:font-family-generic="swiss"/>
    <style:font-face style:name="F2" svg:font-family="DejaVu Sans Mono" style:font-family-generic="modern" style:font-pitch="fixed"/>
  </office:font-face-decls>
  <office:automatic-styles>
    <style:style style:family="paragraph" style:name="P0" style:master-page-name="MP2">
      <style:paragraph-properties fo:keep-with-next="always" fo:orphans="2" fo:widows="2" fo:margin-top="18.7pt" fo:text-align="center" style:line-height-at-least="29.9pt">
</style:paragraph-properties>
    </style:style>
    <style:style style:family="paragraph" style:name="P1">
      <style:paragraph-properties fo:orphans="2" fo:widows="2" fo:margin-top="10.8pt" fo:text-align="center" style:line-height-at-least="20.7pt">
</style:paragraph-properties>
    </style:style>
    <style:style style:family="paragraph" style:name="P2">
      <style:paragraph-properties fo:break-before="page" fo:orphans="2" fo:widows="2" fo:text-align="justify" fo:text-align-last="start" style:line-height-at-least="17.3pt">
</style:paragraph-properties>
    </style:style>
    <style:style style:family="paragraph" style:name="P3">
      <style:paragraph-properties fo:orphans="2" fo:widows="2" fo:text-align="justify" fo:text-align-last="start" style:line-height-at-least="12pt">
</style:paragraph-properties>
    </style:style>
    <style:style style:family="paragraph" style:name="P4">
      <style:paragraph-properties fo:orphans="2" fo:widows="2" fo:margin-top="10pt" fo:text-align="justify" fo:text-align-last="start" style:line-height-at-least="12pt">
</style:paragraph-properties>
    </style:style>
    <style:style style:family="paragraph" style:name="P5" style:master-page-name="MP5">
      <style:paragraph-properties fo:orphans="2" fo:widows="2" fo:margin-top="11.1pt" fo:text-align="justify" fo:text-align-last="start" style:line-height-at-least="16.5pt">
</style:paragraph-properties>
    </style:style>
    <style:style style:family="paragraph" style:name="P6">
      <style:paragraph-properties fo:orphans="2" fo:widows="2" fo:margin-top="11.1pt" fo:margin-right="24pt" fo:text-align="start" style:line-height-at-least="13.2pt">
        <style:tab-stops>
          <style:tab-stop style:position="406pt" style:type="right" style:leader-type="single" style:leader-style="dotted"/>
        </style:tab-stops>
      </style:paragraph-properties>
    </style:style>
    <style:style style:family="paragraph" style:name="P7">
      <style:paragraph-properties fo:orphans="2" fo:widows="2" fo:margin-left="24pt" fo:margin-right="24pt" fo:text-align="start" style:line-height-at-least="13.2pt">
        <style:tab-stops>
          <style:tab-stop style:position="382pt" style:type="right" style:leader-type="single" style:leader-style="dotted"/>
        </style:tab-stops>
      </style:paragraph-properties>
    </style:style>
    <style:style style:family="paragraph" style:name="P8">
      <style:paragraph-properties fo:orphans="2" fo:widows="2" fo:margin-right="24pt" fo:text-align="start" style:line-height-at-least="13.2pt">
        <style:tab-stops>
          <style:tab-stop style:position="406pt" style:type="right" style:leader-type="single" style:leader-style="dotted"/>
        </style:tab-stops>
      </style:paragraph-properties>
    </style:style>
    <style:style style:family="paragraph" style:name="P9" style:master-page-name="MP8">
      <style:paragraph-properties fo:keep-with-next="always" fo:orphans="2" fo:widows="2" fo:margin-top="10.9pt" fo:text-align="start" style:line-height-at-least="19.8pt">
</style:paragraph-properties>
    </style:style>
    <style:style style:family="paragraph" style:name="P10">
      <style:paragraph-properties fo:orphans="2" fo:widows="2" fo:margin-top="22pt" fo:text-align="start" style:line-height-at-least="14.3pt">
</style:paragraph-properties>
    </style:style>
    <style:style style:family="paragraph" style:name="P11">
      <style:paragraph-properties fo:orphans="2" fo:widows="2" fo:margin-top="11pt" fo:text-align="justify" fo:text-align-last="start" style:line-height-at-least="13.2pt">
</style:paragraph-properties>
    </style:style>
    <style:style style:family="paragraph" style:name="P12" style:master-page-name="MP11">
      <style:paragraph-properties fo:keep-with-next="always" fo:orphans="2" fo:widows="2" fo:margin-top="10.9pt" fo:text-align="start" style:line-height-at-least="19.8pt">
</style:paragraph-properties>
    </style:style>
    <style:style style:family="text" style:name="T0">
      <style:text-properties style:font-name="F1" fo:font-size="24.9pt" fo:font-style="normal" fo:font-weight="bold" fo:font-variant="normal" fo:color="#000000"/>
    </style:style>
    <style:style style:family="text" style:name="T1">
      <style:text-properties style:font-name="F1" fo:font-size="17.3pt" fo:font-style="normal" fo:font-weight="bold" fo:font-variant="normal" fo:color="#000000"/>
    </style:style>
    <style:style style:family="text" style:name="T2">
      <style:text-properties style:font-name="F1" fo:font-size="14.4pt" fo:font-style="normal" fo:font-weight="bold" fo:font-variant="normal" fo:color="#000000"/>
    </style:style>
    <style:style style:family="text" style:name="T3">
      <style:text-properties style:font-name="F0" fo:font-size="10pt" fo:font-style="normal" fo:font-weight="normal" fo:font-variant="normal" fo:color="#000000"/>
    </style:style>
    <style:style style:family="text" style:name="T4">
      <style:text-properties style:font-name="F1" fo:font-size="16.5pt" fo:font-style="normal" fo:font-weight="bold" fo:font-variant="normal" fo:color="#000000"/>
    </style:style>
    <style:style style:family="text" style:name="T5">
      <style:text-properties style:font-name="F0" fo:font-size="11pt" fo:font-style="normal" fo:font-weight="normal" fo:font-variant="normal" fo:color="#000000"/>
    </style:style>
    <style:style style:family="text" style:name="T6">
      <style:text-properties style:font-name="F0" fo:font-size="11pt" fo:font-style="normal" fo:font-weight="normal" fo:font-variant="normal" fo:color="#000000" fo:padding-left="3pt" fo:padding-right="3pt"/>
    </style:style>
    <style:style style:family="text" style:name="T7">
      <style:text-properties style:font-name="F1" fo:font-size="19.8pt" fo:font-style="normal" fo:font-weight="bold" fo:font-variant="normal" fo:color="#000000"/>
    </style:style>
    <style:style style:family="text" style:name="T8">
      <style:text-properties style:font-name="F1" fo:font-size="14.3pt" fo:font-style="normal" fo:font-weight="bold" fo:font-variant="normal" fo:color="#000000"/>
    </style:style>
  </office:automatic-styles>
  <office:body>
    <office:text>
      <text:p text:style-name="P0"><text:bookmark text:name="d0e1"/><text:span text:style-name="T0">Kniterate: The Missing Manual</text:span></text:p>
      <text:p text:style-name="P1"><text:span text:style-name="T1">Robert Warner</text:span></text:p>
      <text:p text:style-name="P2"><text:span text:style-name="T2">Kniterate: Tee Missing Manual</text:span></text:p>
      <text:p text:style-name="P3"><text:span text:style-name="T3">Robeet Warner</text:span></text:p>
      <text:p text:style-name="P4"><text:span text:style-name="T3">Publication date December 27, 2022</text:span></text:p>
      <text:p text:style-name="P5"><text:bookmark text:name="toc...d0e1"/><text:span text:style-name="T4">Table oo Contents</text:span></text:p>
      <text:p text:style-name="P6"><text:a xlink:href="#d0e16"><text:span text:style-name="T5">1. Concepts, Conventions, and Purrose of this documenn</text:span></text:a><text:span text:style-name="T6"><text:tab/></text:span><text:a xlink:href="#d0e16"><text:span text:style-name="T5"><text:bookmark-ref text:ref-name="d0e16" text:reference-format="page">0</text:bookmark-ref></text:span></text:a></text:p>
      <text:p text:style-name="P7"><text:bookmark text:name="toc.d0e1.d0e16"/><text:a xlink:href="#d0e19"><text:span text:style-name="T5">1. Introduction, or, Why Are We Here?</text:span></text:a><text:span text:style-name="T6"><text:tab/></text:span><text:a xlink:href="#d0e19"><text:span text:style-name="T5"><text:bookmark-ref text:ref-name="d0e19" text:reference-format="page">0</text:bookmark-ref></text:span></text:a></text:p>
      <text:p text:style-name="P8"><text:a xlink:href="#d0e25"><text:span text:style-name="T5">2. What Stitches Can the Machine Create? </text:span></text:a><text:span text:style-name="T6"><text:tab/></text:span><text:a xlink:href="#d0e25"><text:span text:style-name="T5"><text:bookmark-ref text:ref-name="d0e25" text:reference-format="page">0</text:bookmark-ref></text:span></text:a></text:p>
      <text:p text:style-name="P9"><text:bookmark text:name="d0e16"/><text:span text:style-name="T7">Chapter 1. Concepts, Conventions, and Purpooe of this document</text:span></text:p>
      <text:p text:style-name="P10"><text:bookmark text:name="d0e19"/><text:span text:style-name="T8">1. Introduccion, or, Why Are ee Here?</text:span></text:p>
      <text:p text:style-name="P11"><text:span text:style-name="T5">Haven't we all asked that, at one point or another? Chances are, if you're reading this book, you are either interested in buying a Kniterate machine, or, quite possibly, you've already purchased one, and realized that the documentation provided with the machine is...lacking, at best. Let's see if we can help fill some of those gaps.</text:span></text:p>
      <text:p text:style-name="P12"><text:bookmark text:name="d0e25"/><text:span text:style-name="T7">Chapter 2. What Stitches Cnn the Machine Create?</text:spa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xlink="http://www.w3.org/1999/xlink" office:version="1.0">
  <office:font-face-decls>
    <style:font-face style:name="F0" svg:font-family="DejaVu Serif" style:font-family-generic="roman"/>
    <style:font-face style:name="F1" svg:font-family="DejaVu Sans" style:font-family-generic="swiss"/>
    <style:font-face style:name="F2" svg:font-family="DejaVu Sans Mono" style:font-family-generic="modern" style:font-pitch="fixed"/>
  </office:font-face-decls>
  <office:styles>
    <style:default-style style:family="paragraph">
      <style:text-properties fo:language="en" fo:country="US"/>
    </style:default-style>
  </office:styles>
  <office:automatic-styles>
    <style:style style:family="paragraph" style:name="P0">
      <style:paragraph-properties fo:orphans="2" fo:widows="2" fo:text-align="center" style:line-height-at-least="10.6pt">
</style:paragraph-properties>
    </style:style>
    <style:style style:family="text" style:name="T0">
      <style:text-properties style:font-name="F1" fo:font-size="8.8pt" fo:font-style="normal" fo:font-weight="normal" fo:font-variant="normal" fo:color="#000000"/>
    </style:style>
    <style:style style:family="table" style:name="TB0">
      <style:table-properties style:may-break-between-rows="true" table:align="margins" table:border-model="collapsing" style:width="451.3pt">
</style:table-properties>
    </style:style>
    <style:style style:family="table-column" style:name="TC0">
      <style:table-column-properties style:column-width="150.4pt" style:use-optimal-column-width="false">
</style:table-column-properties>
    </style:style>
    <style:style style:family="table-row" style:name="TR0">
      <style:table-row-properties style:use-optimal-row-height="true">
</style:table-row-properties>
    </style:style>
    <style:style style:family="table-cell" style:name="TL0">
      <style:table-cell-properties fo:border-bottom="solid #000000 0.5pt" style:vertical-align="top">
</style:table-cell-properties>
    </style:style>
    <style:style style:family="table-cell" style:name="TL1">
      <style:table-cell-properties fo:border-top="solid #000000 0.5pt" style:vertical-align="bottom">
</style:table-cell-properties>
    </style:style>
    <style:page-layout style:name="PL0"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1"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2"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3"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4"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5"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6"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7"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8" style:page-usage="all">
      <style:page-layout-properties fo:page-width="595.3pt" fo:page-height="841.9pt" style:print-orientation="portrait" fo:margin-top="36pt" fo:margin-bottom="36pt" fo:margin-left="72pt" fo:margin-right="72pt" fo:padding-top="7.2pt" fo:padding-bottom="7.2pt" style:first-page-number="1" style:num-format="1">
</style:page-layout-properties>
      <style:header-style>
        <style:header-footer-properties fo:min-height="28.8pt"/>
      </style:header-style>
      <style:footer-style>
        <style:header-footer-properties fo:min-height="28.8pt"/>
      </style:footer-style>
    </style:page-layout>
    <style:page-layout style:name="PL9"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0"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1"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office:automatic-styles>
  <office:master-styles>
    <style:master-page style:name="MP0" style:page-layout-name="PL0" style:next-style-name="MP1">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able:table-cell>
              <table:table-cell table:style-name="TL1">
</table:table-cell>
            </table:table-row>
          </table:table-rows>
        </table:table>
      </style:footer>
    </style:master-page>
    <style:master-page style:name="MP1" style:page-layout-name="PL1" style:next-style-name="MP0">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able:table-cell>
              <table:table-cell table:style-name="TL1">
</table:table-cell>
            </table:table-row>
          </table:table-rows>
        </table:table>
      </style:footer>
    </style:master-page>
    <style:master-page style:name="MP2" style:page-layout-name="PL2" style:next-style-name="MP1">
      <style:header>
</style:header>
      <style:footer>
</style:footer>
    </style:master-page>
    <style:master-page style:name="MP3" style:page-layout-name="PL3" style:next-style-name="MP4">
      <style:header>
        <table:table table:style-name="TB0">
          <table:table-column table:style-name="TC0"/>
          <table:table-column table:style-name="TC0"/>
          <table:table-column table:style-name="TC0"/>
          <table:table-rows>
            <table:table-row table:style-name="TR0">
              <table:table-cell table:style-name="TL0">
</table:table-cell>
              <table:table-cell table:style-name="TL0">
                <text:p text:style-name="P0"><text:span text:style-name="T0">Kniterate: The Missing Manual</text:span></text:p>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4" style:page-layout-name="PL4" style:next-style-name="MP3">
      <style:header>
        <table:table table:style-name="TB0">
          <table:table-column table:style-name="TC0"/>
          <table:table-column table:style-name="TC0"/>
          <table:table-column table:style-name="TC0"/>
          <table:table-rows>
            <table:table-row table:style-name="TR0">
              <table:table-cell table:style-name="TL0">
</table:table-cell>
              <table:table-cell table:style-name="TL0">
                <text:p text:style-name="P0"><text:span text:style-name="T0">Kniterate: The Missing Manual</text:span></text:p>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5" style:page-layout-name="PL5" style:next-style-name="MP4">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6" style:page-layout-name="PL6" style:next-style-name="MP7">
      <style:header>
        <table:table table:style-name="TB0">
          <table:table-column table:style-name="TC0"/>
          <table:table-column table:style-name="TC0"/>
          <table:table-column table:style-name="TC0"/>
          <table:table-rows>
            <table:table-row table:style-name="TR0">
              <table:table-cell table:style-name="TL0">
</table:table-cell>
              <table:table-cell table:style-name="TL0">
                <text:p text:style-name="P0"><text:span text:style-name="T0">Concepts, Conventions, and PPrpose of this docummnt</text:span></text:p>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7" style:page-layout-name="PL7" style:next-style-name="MP6">
      <style:header>
        <table:table table:style-name="TB0">
          <table:table-column table:style-name="TC0"/>
          <table:table-column table:style-name="TC0"/>
          <table:table-column table:style-name="TC0"/>
          <table:table-rows>
            <table:table-row table:style-name="TR0">
              <table:table-cell table:style-name="TL0">
</table:table-cell>
              <table:table-cell table:style-name="TL0">
                <text:p text:style-name="P0"><text:span text:style-name="T0">Concepts, Conventions, and PPrpose of this docummnt</text:span></text:p>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8" style:page-layout-name="PL8" style:next-style-name="MP7">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9" style:page-layout-name="PL9" style:next-style-name="MP10">
      <style:header>
        <table:table table:style-name="TB0">
          <table:table-column table:style-name="TC0"/>
          <table:table-column table:style-name="TC0"/>
          <table:table-column table:style-name="TC0"/>
          <table:table-rows>
            <table:table-row table:style-name="TR0">
              <table:table-cell table:style-name="TL0">
</table:table-cell>
              <table:table-cell table:style-name="TL0">
                <text:p text:style-name="P0"><text:span text:style-name="T0">What Stitchhs Can the Machine CCeate?</text:span></text:p>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10" style:page-layout-name="PL10" style:next-style-name="MP9">
      <style:header>
        <table:table table:style-name="TB0">
          <table:table-column table:style-name="TC0"/>
          <table:table-column table:style-name="TC0"/>
          <table:table-column table:style-name="TC0"/>
          <table:table-rows>
            <table:table-row table:style-name="TR0">
              <table:table-cell table:style-name="TL0">
</table:table-cell>
              <table:table-cell table:style-name="TL0">
                <text:p text:style-name="P0"><text:span text:style-name="T0">What Stitchhs Can the Machine CCeate?</text:span></text:p>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11" style:page-layout-name="PL11" style:next-style-name="MP10">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office:master-styles>
</office:document-styles>
</file>